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eXGyreChorus" svg:font-family="TeXGyreChorus" style:font-adornments="Обычный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ИмяСобственное">Доброго дня, <text:database-display text:table-name="Персоны" text:table-type="table" text:column-name="Обращение" text:database-name="Реестр участников">&lt;Обращение&gt;</text:database-display> <text:database-display text:table-name="Персоны" text:table-type="table" text:column-name="Имя ИП" text:database-name="Реестр участников">&lt;Имя ИП&gt;</text:database-display> <text:database-display text:table-name="Персоны" text:table-type="table" text:column-name="Отчество ИП" text:database-name="Реестр участников">&lt;Отчество ИП&gt;</text:database-display>!</text:p>
      <text:p text:style-name="ТекстДокумента"/>
      <text:p text:style-name="ТекстДокумента">Были рады видеть Вас на мероприятии «<text:database-display text:table-name="Персоны" text:table-type="table" text:column-name="Мероприятие" text:database-name="Реестр участников">&lt;Мероприятие&gt;</text:database-display>» с докладом «<text:database-display text:table-name="Персоны" text:table-type="table" text:column-name="Доклад" text:database-name="Реестр участников">&lt;Доклад&gt;</text:database-display>», спасибо за оказанную честь!</text:p>
      <text:p text:style-name="ТекстДокумента">Очень надеемся, оно Вам понравилось. </text:p>
      <text:p text:style-name="ТекстДокумента"/>
      <text:p text:style-name="ТекстДокумента">Вы можете ознакомится с фотоотчётом в разделе «<text:a xlink:type="simple" xlink:href="https://our_official_site.ru/event1337/gallery" text:style-name="Internet_20_link" text:visited-style-name="Visited_20_Internet_20_Link">Галерея</text:a>», оставить отзыв, поделиться своим мнением или высказать пожелания в разделе «<text:a xlink:type="simple" xlink:href="https://our_official_site.ru/event1337/opinion" text:style-name="Internet_20_link" text:visited-style-name="Visited_20_Internet_20_Link">Отзыв</text:a>».</text:p>
      <text:p text:style-name="ТекстДокумента"/>
      <text:p text:style-name="ТекстДокумента">Будем счастливы видеть Вас вновь на следующих мероприятиях!</text:p>
      <text:p text:style-name="ТекстДокумента"/>
      <text:p text:style-name="ТекстДокумента">С уважением,</text:p>
      <text:p text:style-name="ИмяСобственное">Пескоструйный Калловрат Иммануилович,</text:p>
      <text:p text:style-name="ИмяСобственное">Генеральный директор ООО «ШУЕ ППШ»,</text:p>
      <text:p text:style-name="ТекстДокумента">+7 (800) 555-35-35</text:p>
      <text:p text:style-name="ИмяСобственное">peskostruniy@shue.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eXGyreChorus" svg:font-family="TeXGyreChorus" style:font-adornments="Обычный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ТекстДокумента" style:family="paragraph" style:parent-style-name="Standard" style:class="text">
      <style:text-properties fo:color="#000000" style:font-name="TeXGyreChorus" fo:font-size="14pt" fo:font-weight="normal" style:font-weight-asian="normal"/>
    </style:style>
    <style:style style:name="ИмяСобственное" style:family="paragraph" style:parent-style-name="ТекстДокумента" style:class="text">
      <style:text-properties fo:language="zxx" fo:country="none"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6T18:44:01</meta:creation-date>
    <dc:date>2020-12-03T11:23:48</dc:date>
    <meta:editing-duration>PT25M11S</meta:editing-duration>
    <meta:editing-cycles>5</meta:editing-cycles>
    <meta:generator>OpenOffice/4.1.7$Unix OpenOffice.org_project/417m1$Build-9800</meta:generator>
    <meta:document-statistic meta:table-count="0" meta:image-count="0" meta:object-count="0" meta:page-count="1" meta:paragraph-count="10" meta:word-count="67" meta:character-count="508"/>
  </office:meta>
</office:document-meta>
</file>